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Open Sans1" svg:font-family="'Open Sans'"/>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fo:background-color="#ffffff">
        <style:background-image/>
      </style:table-properties>
    </style:style>
    <style:style style:name="Table1.A" style:family="table-column">
      <style:table-column-properties style:column-width="2.3542in"/>
    </style:style>
    <style:style style:name="Table1.B" style:family="table-column">
      <style:table-column-properties style:column-width="4.5708in"/>
    </style:style>
    <style:style style:name="Table1.A1" style:family="table-cell">
      <style:table-cell-properties style:vertical-align="middle" fo:background-color="#ffffff" fo:padding-left="0in" fo:padding-right="0.0833in" fo:padding-top="0in" fo:padding-bottom="0.0833in" fo:border-left="none" fo:border-right="0.05pt solid #dbe2e8" fo:border-top="none" fo:border-bottom="0.05pt solid #dbe2e8">
        <style:background-image/>
      </style:table-cell-properties>
    </style:style>
    <style:style style:name="Table1.A2" style:family="table-cell">
      <style:table-cell-properties style:vertical-align="middle" fo:background-color="#ffffff" fo:padding="0.0833in" fo:border="0.05pt solid #dbe2e8">
        <style:background-image/>
      </style:table-cell-properties>
    </style:style>
    <style:style style:name="Table2" style:family="table">
      <style:table-properties style:width="6.925in" table:align="left" fo:background-color="#ffffff">
        <style:background-image/>
      </style:table-properties>
    </style:style>
    <style:style style:name="Table2.A" style:family="table-column">
      <style:table-column-properties style:column-width="2.3354in"/>
    </style:style>
    <style:style style:name="Table2.B" style:family="table-column">
      <style:table-column-properties style:column-width="4.5896in"/>
    </style:style>
    <style:style style:name="Table2.A1" style:family="table-cell">
      <style:table-cell-properties style:vertical-align="middle" fo:background-color="#ffffff" fo:padding-left="0in" fo:padding-right="0.0833in" fo:padding-top="0in" fo:padding-bottom="0.0833in" fo:border-left="none" fo:border-right="0.05pt solid #dbe2e8" fo:border-top="none" fo:border-bottom="0.05pt solid #dbe2e8">
        <style:background-image/>
      </style:table-cell-properties>
    </style:style>
    <style:style style:name="Table2.A2" style:family="table-cell">
      <style:table-cell-properties style:vertical-align="middle" fo:background-color="#ffffff" fo:padding="0.0833in" fo:border="0.05pt solid #dbe2e8">
        <style:background-image/>
      </style:table-cell-properties>
    </style:style>
    <style:style style:name="Table3" style:family="table">
      <style:table-properties style:width="7.25in" table:align="left" fo:background-color="#ffffff">
        <style:background-image/>
      </style:table-properties>
    </style:style>
    <style:style style:name="Table3.A" style:family="table-column">
      <style:table-column-properties style:column-width="2.5625in"/>
    </style:style>
    <style:style style:name="Table3.B" style:family="table-column">
      <style:table-column-properties style:column-width="4.6875in"/>
    </style:style>
    <style:style style:name="Table3.A1" style:family="table-cell">
      <style:table-cell-properties style:vertical-align="middle" fo:background-color="#ffffff" fo:padding-left="0in" fo:padding-right="0.0833in" fo:padding-top="0in" fo:padding-bottom="0.0833in" fo:border-left="none" fo:border-right="0.05pt solid #dbe2e8" fo:border-top="none" fo:border-bottom="0.05pt solid #dbe2e8">
        <style:background-image/>
      </style:table-cell-properties>
    </style:style>
    <style:style style:name="Table3.A2" style:family="table-cell">
      <style:table-cell-properties style:vertical-align="middle" fo:background-color="#ffffff" fo:padding="0.0833in" fo:border="0.05pt solid #dbe2e8">
        <style:background-image/>
      </style:table-cell-properties>
    </style:style>
    <style:style style:name="Table4" style:family="table">
      <style:table-properties style:width="6.925in" table:align="left" fo:background-color="#ffffff">
        <style:background-image/>
      </style:table-properties>
    </style:style>
    <style:style style:name="Table4.A" style:family="table-column">
      <style:table-column-properties style:column-width="1.6868in"/>
    </style:style>
    <style:style style:name="Table4.B" style:family="table-column">
      <style:table-column-properties style:column-width="5.2382in"/>
    </style:style>
    <style:style style:name="Table4.A1" style:family="table-cell">
      <style:table-cell-properties style:vertical-align="middle" fo:background-color="#ffffff" fo:padding-left="0in" fo:padding-right="0.0833in" fo:padding-top="0in" fo:padding-bottom="0.0833in" fo:border-left="none" fo:border-right="0.05pt solid #dbe2e8" fo:border-top="none" fo:border-bottom="0.05pt solid #dbe2e8">
        <style:background-image/>
      </style:table-cell-properties>
    </style:style>
    <style:style style:name="Table4.A2" style:family="table-cell">
      <style:table-cell-properties style:vertical-align="middle" fo:background-color="#ffffff" fo:padding="0.0833in" fo:border="0.05pt solid #dbe2e8">
        <style:background-image/>
      </style:table-cell-properties>
    </style:style>
    <style:style style:name="P1" style:family="paragraph" style:parent-style-name="Heading_20_2">
      <style:text-properties fo:font-variant="normal" fo:text-transform="none" fo:color="#307699" style:font-name="Open Sans" fo:font-size="16.5pt" fo:letter-spacing="normal" fo:font-style="normal" fo:font-weight="normal"/>
    </style:style>
    <style:style style:name="P2"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e3d49" style:font-name="Open Sans1" fo:font-size="15pt" fo:letter-spacing="normal" fo:font-style="normal" fo:font-weight="bold"/>
    </style:style>
    <style:style style:name="P3"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1" fo:font-size="10.5pt"/>
    </style:style>
    <style:style style:name="P4" style:family="paragraph" style:parent-style-name="Table_20_Contents">
      <style:paragraph-properties fo:margin-left="0in" fo:margin-right="0in" fo:margin-top="0in" fo:margin-bottom="0.1563in" loext:contextual-spacing="false" fo:line-height="160%" fo:text-indent="0in" style:auto-text-indent="false" fo:padding="0in" fo:border="none"/>
    </style:style>
    <style:style style:name="P5"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2e3d49" style:font-name="Open Sans1" fo:font-size="12pt" fo:letter-spacing="normal" fo:font-style="normal" fo:font-weight="bold"/>
    </style:style>
    <style:style style:name="P6"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9pt" fo:letter-spacing="0.0102in" fo:font-weight="normal" loext:padding="0in" loext:border="none"/>
    </style:style>
    <style:style style:name="P7" style:family="paragraph" style:parent-style-name="Table_20_Contents" style:list-style-name="L1">
      <style:paragraph-properties fo:margin-top="0in" fo:margin-bottom="0.1146in" loext:contextual-spacing="false" fo:line-height="160%" fo:padding="0in" fo:border="none"/>
      <style:text-properties fo:color="#525c65" style:font-name="Open Sans1" fo:font-size="10.5pt"/>
    </style:style>
    <style:style style:name="P8" style:family="paragraph" style:parent-style-name="Table_20_Contents" style:list-style-name="L2">
      <style:paragraph-properties fo:margin-top="0in" fo:margin-bottom="0.1146in" loext:contextual-spacing="false" fo:line-height="160%" fo:padding="0in" fo:border="none"/>
      <style:text-properties fo:color="#525c65" style:font-name="Open Sans1" fo:font-size="10.5pt"/>
    </style:style>
    <style:style style:name="P9" style:family="paragraph" style:parent-style-name="Table_20_Contents" style:list-style-name="L3">
      <style:paragraph-properties fo:margin-top="0in" fo:margin-bottom="0.1146in" loext:contextual-spacing="false" fo:line-height="160%" fo:padding="0in" fo:border="none"/>
      <style:text-properties fo:color="#525c65" style:font-name="Open Sans1" fo:font-size="10.5pt"/>
    </style:style>
    <style:style style:name="P10" style:family="paragraph" style:parent-style-name="Table_20_Contents" style:list-style-name="L4">
      <style:paragraph-properties fo:margin-top="0in" fo:margin-bottom="0.1146in" loext:contextual-spacing="false" fo:line-height="160%" fo:padding="0in" fo:border="none"/>
      <style:text-properties fo:color="#525c65" style:font-name="Open Sans1" fo:font-size="10.5pt"/>
    </style:style>
    <style:style style:name="P11" style:family="paragraph" style:parent-style-name="Table_20_Contents" style:list-style-name="L5">
      <style:paragraph-properties fo:margin-top="0in" fo:margin-bottom="0.1146in" loext:contextual-spacing="false" fo:line-height="160%" fo:padding="0in" fo:border="none"/>
      <style:text-properties fo:color="#525c65" style:font-name="Open Sans1" fo:font-size="10.5pt"/>
    </style:style>
    <style:style style:name="P12" style:family="paragraph" style:parent-style-name="Text_20_body" style:list-style-name="L6">
      <style:paragraph-properties fo:margin-left="0in" fo:margin-right="0in" fo:margin-top="0in" fo:margin-bottom="0.1146in" loext:contextual-spacing="false" fo:line-height="160%" fo:orphans="2" fo:widows="2" fo:text-indent="0in" style:auto-text-indent="false"/>
      <style:text-properties fo:font-variant="normal" fo:text-transform="none" fo:color="#525c65" style:font-name="Open Sans1" fo:font-size="10.5pt" fo:letter-spacing="normal" fo:font-style="normal" fo:font-weight="normal" loext:padding="0.0193in" loext:border="0.06pt solid #dbe2e8"/>
    </style:style>
    <style:style style:name="P13"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2e3d49" style:font-name="Open Sans1" fo:font-size="12pt" fo:letter-spacing="normal" fo:font-style="normal" fo:font-weight="bold"/>
    </style:style>
    <style:style style:name="P14" style:family="paragraph" style:parent-style-name="Text_20_body" style:list-style-name="L6">
      <style:paragraph-properties fo:margin-top="0in" fo:margin-bottom="0.1146in" loext:contextual-spacing="false" fo:line-height="160%" fo:orphans="2" fo:widows="2"/>
      <style:text-properties fo:font-variant="normal" fo:text-transform="none" fo:color="#525c65" style:font-name="Open Sans1" fo:font-size="10.5pt" fo:letter-spacing="normal" fo:font-style="normal" fo:font-weight="normal" loext:padding="0.0193in" loext:border="0.06pt solid #dbe2e8"/>
    </style:style>
    <style:style style:name="T1" style:family="text">
      <style:text-properties fo:color="#525c65" style:font-name="Open Sans1" fo:font-size="10.5pt"/>
    </style:style>
    <style:style style:name="T2" style:family="text">
      <style:text-properties fo:color="#017a9b" style:text-line-through-style="none" style:text-line-through-type="none" style:font-name="Open Sans1" fo:font-size="10.5pt" style:text-underline-style="none" style:text-blinking="false"/>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009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09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009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009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009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diddit, A Social News Aggregator (Part I)</text:p>
      <text:p text:style-name="Standard"/>
      <text:p text:style-name="P5">SQL Syntax</text:p>
      <table:table table:name="Table1" table:style-name="Table1">
        <table:table-column table:style-name="Table1.A"/>
        <table:table-column table:style-name="Table1.B"/>
        <table:table-header-rows>
          <table:table-row table:style-name="TableLine94045542927760">
            <table:table-cell table:style-name="Table1.A1" office:value-type="string">
              <text:p text:style-name="P6">CRITERIA</text:p>
            </table:table-cell>
            <table:table-cell table:style-name="Table1.A1" office:value-type="string">
              <text:p text:style-name="P6">MEETS SPECIFICATIONS</text:p>
            </table:table-cell>
          </table:table-row>
        </table:table-header-rows>
        <table:table-row table:style-name="TableLine94045629525456">
          <table:table-cell table:style-name="Table1.A2" office:value-type="string">
            <text:p text:style-name="P3">Is the SQL code syntax-highlighted?</text:p>
          </table:table-cell>
          <table:table-cell table:style-name="Table1.A2" office:value-type="string">
            <text:p text:style-name="P3">All SQL code submitted should be properly syntax highlighted in order to make it easier to read.</text:p>
            <text:p text:style-name="P4"><text:span text:style-name="T1">See </text:span><text:a xlink:type="simple" xlink:href="https://webapps.stackexchange.com/questions/19241/how-can-i-get-code-syntax-highlighting-in-google-docs" office:target-frame-name="_blank" xlink:show="new" text:style-name="Internet_20_link" text:visited-style-name="Visited_20_Internet_20_Link"><text:span text:style-name="T2">this StackOverflow post</text:span></text:a><text:span text:style-name="T1"> for some tips on how to do so.</text:span></text:p>
          </table:table-cell>
        </table:table-row>
        <table:table-row table:style-name="TableLine94045629521008">
          <table:table-cell table:style-name="Table1.A2" office:value-type="string">
            <text:p text:style-name="P3">Is the SQL code indented with proper spacing and newlines?</text:p>
          </table:table-cell>
          <table:table-cell table:style-name="Table1.A2" office:value-type="string">
            <text:p text:style-name="P3">Any SQL query that is more than about 80 characters should be multi-lined at the appropriate places (FROM, JOIN, WHERE, etc.) and indented to make it easier to read.</text:p>
          </table:table-cell>
        </table:table-row>
      </table:table>
      <text:p text:style-name="Standard"/>
      <text:p text:style-name="Standard"/>
      <text:p text:style-name="P5">Analysis of Provided (“bad”) Data Schema</text:p>
      <table:table table:name="Table2" table:style-name="Table2">
        <table:table-column table:style-name="Table2.A"/>
        <table:table-column table:style-name="Table2.B"/>
        <table:table-header-rows>
          <table:table-row table:style-name="TableLine94045628933184">
            <table:table-cell table:style-name="Table2.A1" office:value-type="string">
              <text:p text:style-name="P6">CRITERIA</text:p>
            </table:table-cell>
            <table:table-cell table:style-name="Table2.A1" office:value-type="string">
              <text:p text:style-name="P6">MEETS SPECIFICATIONS</text:p>
            </table:table-cell>
          </table:table-row>
        </table:table-header-rows>
        <table:table-row table:style-name="TableLine94045629385456">
          <table:table-cell table:style-name="Table2.A2" office:value-type="string">
            <text:p text:style-name="P3">Does the analysis of the provided data schema point out at least three flaws related to data modeling best-practices?</text:p>
          </table:table-cell>
          <table:table-cell table:style-name="Table2.A2" office:value-type="string">
            <text:p text:style-name="P3">At least three flaws related to data modeling best-practices on the provided data schema are noted.</text:p>
            <text:p text:style-name="P3">The analysis of the provided data schema should contain bullet-point recommendations instead of only pointing out shortcomings. For example, instead of “such column shouldn’t be such data type”, you should say “such column should be this data type and have an index added to it”.</text:p>
          </table:table-cell>
        </table:table-row>
      </table:table>
      <text:p text:style-name="Standard"/>
      <text:p text:style-name="Standard"/>
      <text:p text:style-name="P5">Data Modeling and DDL</text:p>
      <table:table table:name="Table3" table:style-name="Table3">
        <table:table-column table:style-name="Table3.A"/>
        <table:table-column table:style-name="Table3.B"/>
        <table:table-header-rows>
          <table:table-row table:style-name="TableLine94045629356992">
            <table:table-cell table:style-name="Table3.A1" office:value-type="string">
              <text:p text:style-name="P6">CRITERIA</text:p>
            </table:table-cell>
            <table:table-cell table:style-name="Table3.A1" office:value-type="string">
              <text:p text:style-name="P6">MEETS SPECIFICATIONS</text:p>
            </table:table-cell>
          </table:table-row>
        </table:table-header-rows>
        <table:table-row table:style-name="TableLine94045630424720">
          <table:table-cell table:style-name="Table3.A2" office:value-type="string">
            <text:p text:style-name="P3">Does each of the DDL queries for creating a table execute properly in the Workspace?</text:p>
          </table:table-cell>
          <table:table-cell table:style-name="Table3.A2" office:value-type="string">
            <text:p text:style-name="P3">Copy/pasting each DDL query in the workspace should produce a new table or index, and run without errors.</text:p>
          </table:table-cell>
        </table:table-row>
        <text:soft-page-break/>
        <table:table-row table:style-name="TableLine94045630344480">
          <table:table-cell table:style-name="Table3.A2" office:value-type="string">
            <text:p text:style-name="P3">Does the provided data model satisfy all the features and queries outlined in Part 2’s guidelines 1 and 2?</text:p>
          </table:table-cell>
          <table:table-cell table:style-name="Table3.A2" office:value-type="string">
            <text:p text:style-name="P3">While the data model is allowed to contain extra fields not required to satisfy the features requested, like for example the addition of some audit fields, the data model should at least be able to answer all the features and queries outlined.</text:p>
          </table:table-cell>
        </table:table-row>
        <table:table-row table:style-name="TableLine94045630340240">
          <table:table-cell table:style-name="Table3.A2" office:value-type="string">
            <text:p text:style-name="P3">Is the provided data model normalized?</text:p>
          </table:table-cell>
          <table:table-cell table:style-name="Table3.A2" office:value-type="string">
            <text:p text:style-name="P3">The data model provided should satisfy first, second, and third normal forms.</text:p>
          </table:table-cell>
        </table:table-row>
        <table:table-row table:style-name="TableLine94045630279808">
          <table:table-cell table:style-name="Table3.A2" office:value-type="string">
            <text:p text:style-name="P3">Is the provided data model consistent?</text:p>
          </table:table-cell>
          <table:table-cell table:style-name="Table3.A2" office:value-type="string">
            <text:p text:style-name="P3">The data model provided should not allow any non-existent IDs to be inserted in related tables.</text:p>
          </table:table-cell>
        </table:table-row>
        <table:table-row table:style-name="TableLine94045628923504">
          <table:table-cell table:style-name="Table3.A2" office:value-type="string">
            <text:p text:style-name="P3">Is the provided data model performant?</text:p>
          </table:table-cell>
          <table:table-cell table:style-name="Table3.A2" office:value-type="string">
            <text:p text:style-name="P3">The data model provided should have appropriate indexes in order for the queries in guidelines 1 and 2 to run quickly and efficiently. Note as some constraints automatically add indexes, it’s important to make sure that you don’t duplicate any indexes.</text:p>
          </table:table-cell>
        </table:table-row>
        <table:table-row table:style-name="TableLine94045626574640">
          <table:table-cell table:style-name="Table3.A2" office:value-type="string">
            <text:p text:style-name="P3">Does the new schema allow users to register? (Guideline 1)</text:p>
          </table:table-cell>
          <table:table-cell table:style-name="Table3.A2" office:value-type="string">
            <text:list xml:id="list3790888888" text:style-name="L1">
              <text:list-item>
                <text:p text:style-name="P7">Each username has to be unique</text:p>
              </text:list-item>
              <text:list-item>
                <text:p text:style-name="P7">Usernames can be composed of at most 25 characters</text:p>
              </text:list-item>
              <text:list-item>
                <text:p text:style-name="P7">Usernames can’t be empty</text:p>
              </text:list-item>
              <text:list-item>
                <text:p text:style-name="P7">We won’t worry about user passwords for this project</text:p>
              </text:list-item>
            </text:list>
          </table:table-cell>
        </table:table-row>
        <table:table-row table:style-name="TableLine94045626470480">
          <table:table-cell table:style-name="Table3.A2" office:value-type="string">
            <text:p text:style-name="P3">Does the new schema allow registered users to create new topics? (Guideline 1)</text:p>
          </table:table-cell>
          <table:table-cell table:style-name="Table3.A2" office:value-type="string">
            <text:list xml:id="list2623607137" text:style-name="L2">
              <text:list-item>
                <text:p text:style-name="P8">Topic names have to be unique.</text:p>
              </text:list-item>
              <text:list-item>
                <text:p text:style-name="P8">The topic’s name is at most 30 characters</text:p>
              </text:list-item>
              <text:list-item>
                <text:p text:style-name="P8">The topic’s name can’t be empty</text:p>
              </text:list-item>
              <text:list-item>
                <text:p text:style-name="P8">Topics can have an optional description of at most 500 characters.</text:p>
              </text:list-item>
            </text:list>
          </table:table-cell>
        </table:table-row>
        <table:table-row table:style-name="TableLine94045645241232">
          <table:table-cell table:style-name="Table3.A2" office:value-type="string">
            <text:p text:style-name="P3">Does the new schema allow registered users to create new posts on existing topics? (Guideline 1)</text:p>
          </table:table-cell>
          <table:table-cell table:style-name="Table3.A2" office:value-type="string">
            <text:list xml:id="list1292833600" text:style-name="L3">
              <text:list-item>
                <text:p text:style-name="P9">Posts have a required title of at most 100 characters</text:p>
              </text:list-item>
              <text:list-item>
                <text:p text:style-name="P9">The title of a post can’t be empty.</text:p>
              </text:list-item>
              <text:list-item>
                <text:p text:style-name="P9">Posts should contain either a URL or a text content, but <text:soft-page-break/>not both.</text:p>
              </text:list-item>
              <text:list-item>
                <text:p text:style-name="P9">If a topic gets deleted, all the posts associated with it should be automatically deleted too.</text:p>
              </text:list-item>
              <text:list-item>
                <text:p text:style-name="P9">If the user who created the post gets deleted, then the post will remain, but it will become dissociated from that user.</text:p>
              </text:list-item>
            </text:list>
          </table:table-cell>
        </table:table-row>
        <table:table-row table:style-name="TableLine94045645231696">
          <table:table-cell table:style-name="Table3.A2" office:value-type="string">
            <text:p text:style-name="P3">Does the new schema allow registered users to comment on existing posts? (Guideline 1)</text:p>
          </table:table-cell>
          <table:table-cell table:style-name="Table3.A2" office:value-type="string">
            <text:list xml:id="list555226577" text:style-name="L4">
              <text:list-item>
                <text:p text:style-name="P10">A comment’s text content can’t be empty.</text:p>
              </text:list-item>
              <text:list-item>
                <text:p text:style-name="P10">Contrary to the current linear comments, the new structure should allow comment threads at arbitrary levels.</text:p>
              </text:list-item>
              <text:list-item>
                <text:p text:style-name="P10">If a post gets deleted, all comments associated with it should be automatically deleted too.</text:p>
              </text:list-item>
              <text:list-item>
                <text:p text:style-name="P10">If the user who created the comment gets deleted, then the comment will remain, but it will become dissociated from that user.</text:p>
              </text:list-item>
              <text:list-item>
                <text:p text:style-name="P10">If a comment gets deleted, then all its descendants in the thread structure should be automatically deleted too.</text:p>
              </text:list-item>
            </text:list>
          </table:table-cell>
        </table:table-row>
        <table:table-row table:style-name="TableLine94045645222192">
          <table:table-cell table:style-name="Table3.A2" office:value-type="string">
            <text:p text:style-name="P3">Does the new schema make sure that a given user can only vote once on a given post? (Guideline 1)</text:p>
          </table:table-cell>
          <table:table-cell table:style-name="Table3.A2" office:value-type="string">
            <text:list xml:id="list4270113759" text:style-name="L5">
              <text:list-item>
                <text:p text:style-name="P11">A user can only cast one vote on a given post.</text:p>
              </text:list-item>
              <text:list-item>
                <text:p text:style-name="P11">If the user who cast a vote gets deleted, then all their votes will remain, but will become dissociated from the user.</text:p>
              </text:list-item>
              <text:list-item>
                <text:p text:style-name="P11">If a post gets deleted, then all the votes for that post should be automatically deleted too.</text:p>
              </text:list-item>
            </text:list>
          </table:table-cell>
        </table:table-row>
      </table:table>
      <text:p text:style-name="Standard"/>
      <text:p text:style-name="Standard"/>
      <text:p text:style-name="P5"/>
      <text:p text:style-name="P5"/>
      <text:p text:style-name="P5"/>
      <text:p text:style-name="P5"/>
      <text:p text:style-name="P5"><text:soft-page-break/>Data Migration and DML</text:p>
      <table:table table:name="Table4" table:style-name="Table4">
        <table:table-column table:style-name="Table4.A"/>
        <table:table-column table:style-name="Table4.B"/>
        <table:table-header-rows>
          <table:table-row table:style-name="TableLine94045645201904">
            <table:table-cell table:style-name="Table4.A1" office:value-type="string">
              <text:p text:style-name="P6">CRITERIA</text:p>
            </table:table-cell>
            <table:table-cell table:style-name="Table4.A1" office:value-type="string">
              <text:p text:style-name="P6">MEETS SPECIFICATIONS</text:p>
            </table:table-cell>
          </table:table-row>
        </table:table-header-rows>
        <table:table-row table:style-name="TableLine94045644926752">
          <table:table-cell table:style-name="Table4.A2" office:value-type="string">
            <text:p text:style-name="P3">Does the migrated data perfectly match the initial data provided in the workspace?</text:p>
          </table:table-cell>
          <table:table-cell table:style-name="Table4.A2" office:value-type="string">
            <text:p text:style-name="P3">The migrated data will be in normalized form, with each table having its own primary key, and related tables using IDs and foreign keys. While the database will verify that the related IDs are consistent, it can’t actually verify that they’re correct. Thus, the DML used to migrate the data needs to make sure that the right IDs are associated together, not just any valid ID.</text:p>
          </table:table-cell>
        </table:table-row>
        <table:table-row table:style-name="TableLine94045644892064">
          <table:table-cell table:style-name="Table4.A2" office:value-type="string">
            <text:p text:style-name="P3">Does executing the DML provided run without errors?</text:p>
          </table:table-cell>
          <table:table-cell table:style-name="Table4.A2" office:value-type="string">
            <text:p text:style-name="P3">Since the data has to be migrated following a certain order and logic — some data has dependencies — it’s important that the DML that is provided can be literally copy/pasted as-is, and run without errors.</text:p>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P1" text:outline-level="2"><text:bookmark text:name="stand-out-headline"/>Suggestions to Make Your Project Stand Out!</text:h>
      <text:section text:style-name="Sect1" text:name="stand-out-text">
        <text:list xml:id="list2030457065" text:style-name="L6">
          <text:list-item>
            <text:p text:style-name="P12">Outline more than three things that you find wrong with the initially provided, denormalized Udiddit schema</text:p>
          </text:list-item>
          <text:list-item>
            <text:p text:style-name="P14">Write clean and legible DDL with self-documenting table, column, constraint, and index names.</text:p>
          </text:list-item>
          <text:list-item>
            <text:p text:style-name="P14">Add a section containing all or some of the most challenging DQLs for the queries and features of Part 2</text:p>
          </text:list-item>
          <text:list-item>
            <text:p text:style-name="P14">Using WITH and JSON_AGG, devise a query that will retrieve a JSON document with three levels of nested comments for a given post</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Open Sans1" svg:font-family="'Open Sans'"/>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8-22T19:07:44.741743862</meta:creation-date>
    <dc:date>2021-08-27T08:53:49.413202815</dc:date>
    <meta:editing-duration>PT4M7S</meta:editing-duration>
    <meta:editing-cycles>2</meta:editing-cycles>
    <meta:generator>LibreOffice/6.4.7.2$Linux_X86_64 LibreOffice_project/40$Build-2</meta:generator>
    <meta:document-statistic meta:table-count="4" meta:image-count="0" meta:object-count="0" meta:page-count="4" meta:paragraph-count="66" meta:word-count="923" meta:character-count="5286" meta:non-whitespace-character-count="4452"/>
  </office:meta>
</office:document-meta>
</file>